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 Thin" svg:font-family="'Roboto Thin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number-columns-repeated="8" table:default-cell-style-name="ce2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Datum</text:p>
          </table:table-cell>
          <table:table-cell office:value-type="string">
            <text:p>Aufnahme</text:p>
          </table:table-cell>
          <table:table-cell office:value-type="string">
            <text:p>Ton</text:p>
          </table:table-cell>
          <table:table-cell office:value-type="string">
            <text:p>Kamera</text:p>
          </table:table-cell>
          <table:table-cell office:value-type="string">
            <text:p>Player Bild</text:p>
          </table:table-cell>
          <table:table-cell office:value-type="string">
            <text:p>Player Ton</text:p>
          </table:table-cell>
          <table:table-cell office:value-type="string">
            <text:p>Icon</text:p>
          </table:table-cell>
          <table:table-cell office:value-type="string">
            <text:p>Meldungen</text:p>
          </table:table-cell>
          <table:table-cell table:style-name="ce2" table:number-columns-repeated="8"/>
        </table:table-row>
        <table:table-row table:style-name="ro1">
          <table:table-cell table:style-name="Default" office:value-type="string">
            <text:p>Ubuntu 18.04</text:p>
          </table:table-cell>
          <table:table-cell table:style-name="ce3" office:value-type="date" office:date-value="2020-04-22">
            <text:p>22.04.20</text:p>
          </table:table-cell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office:value-type="string">
            <text:p>Ok</text:p>
          </table:table-cell>
          <table:table-cell/>
          <table:table-cell office:value-type="string">
            <text:p>Fehler</text:p>
          </table:table-cell>
          <table:table-cell office:value-type="string">
            <text:p>OK</text:p>
          </table:table-cell>
          <table:table-cell table:style-name="ce2" table:number-columns-repeated="8"/>
        </table:table-row>
        <table:table-row table:style-name="ro1">
          <table:table-cell office:value-type="string">
            <text:p>Ubuntu 19.10</text:p>
          </table:table-cell>
          <table:table-cell table:style-name="ce3" office:value-type="date" office:date-value="2020-04-22">
            <text:p>22.04.20</text:p>
          </table:table-cell>
          <table:table-cell table:number-columns-repeated="3"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ehler</text:p>
          </table:table-cell>
          <table:table-cell office:value-type="string">
            <text:p>OK</text:p>
          </table:table-cell>
          <table:table-cell table:style-name="ce2" table:number-columns-repeated="8"/>
        </table:table-row>
        <table:table-row table:style-name="ro1">
          <table:table-cell office:value-type="string">
            <text:p>Debian Buster 10.3</text:p>
          </table:table-cell>
          <table:table-cell table:style-name="ce3" office:value-type="date" office:date-value="2020-04-22">
            <text:p>22.04.20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3" office:value-type="string">
            <text:p>OK</text:p>
          </table:table-cell>
          <table:table-cell table:style-name="ce2" table:number-columns-repeated="8"/>
        </table:table-row>
        <table:table-row table:style-name="ro1" table:number-rows-repeated="36">
          <table:table-cell table:number-columns-repeated="9"/>
          <table:table-cell table:style-name="ce2" table:number-columns-repeated="8"/>
        </table:table-row>
        <table:table-row table:style-name="ro1" table:number-rows-repeated="104853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 Thin" svg:font-family="'Roboto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Roboto Thin" style:language-asian="zh" style:country-asian="CN" style:font-name-complex="Roboto Thin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22.04.2020</text:date>, <text:time>17:3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07:29</meta:creation-date>
    <dc:date>2020-04-22T17:37:13</dc:date>
    <meta:editing-duration>PT33M42S</meta:editing-duration>
    <meta:editing-cycles>12</meta:editing-cycles>
    <meta:generator>OpenOffice/4.1.4$Unix OpenOffice.org_project/414m5$Build-9788</meta:generator>
    <meta:document-statistic meta:table-count="3" meta:cell-count="32" meta:object-count="0"/>
  </office:meta>
</office:document-meta>
</file>